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fo:color="#000000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.028cm" svg:stroke-color="#000000" draw:marker-start-width="0.242cm" draw:marker-end-width="0.242cm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EXTENSION RESULTS</text:p>
          </table:table-cell>
          <table:table-cell table:style-name="Default" table:number-columns-repeated="12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>
          <table:table-cell/>
          <table:table-cell table:style-name="ce2" office:value-type="string">
            <text:p>relevance</text:p>
          </table:table-cell>
          <table:table-cell table:style-name="ce2" office:value-type="string">
            <text:p>extrema</text:p>
          </table:table-cell>
          <table:table-cell/>
          <table:table-cell table:style-name="Default" table:number-columns-repeated="2"/>
          <table:table-cell table:style-name="ce2" office:value-type="string">
            <text:p>beam_width</text:p>
          </table:table-cell>
          <table:table-cell table:style-name="ce2" office:value-type="string">
            <text:p>extrema</text:p>
          </table:table-cell>
          <table:table-cell/>
          <table:table-cell table:style-name="Default" table:number-columns-repeated="2"/>
          <table:table-cell/>
          <table:table-cell table:style-name="ce2" office:value-type="string">
            <text:p>temperature</text:p>
          </table:table-cell>
          <table:table-cell table:style-name="ce2" office:value-type="string">
            <text:p>extrem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office:value-type="float" office:value="0.743428196386">
            <text:p>0,7434281964</text:p>
          </table:table-cell>
          <table:table-cell/>
          <table:table-cell table:style-name="Default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0.750186454552">
            <text:p>0,7501864546</text:p>
          </table:table-cell>
          <table:table-cell/>
          <table:table-cell table:style-name="Default" table:number-columns-repeated="2"/>
          <table:table-cell/>
          <table:table-cell table:style-name="ce2" office:value-type="float" office:value="0.6">
            <text:p>0,6</text:p>
          </table:table-cell>
          <table:table-cell table:style-name="ce2" office:value-type="float" office:value="0.696053926535">
            <text:p>0,6960539265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0.1">
            <text:p>0,1</text:p>
          </table:table-cell>
          <table:table-cell table:style-name="ce2" office:value-type="float" office:value="0.732739063275">
            <text:p>0,7327390633</text:p>
          </table:table-cell>
          <table:table-cell/>
          <table:table-cell table:style-name="Default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0.725085931326">
            <text:p>0,7250859313</text:p>
          </table:table-cell>
          <table:table-cell/>
          <table:table-cell table:style-name="Default" table:number-columns-repeated="2"/>
          <table:table-cell/>
          <table:table-cell table:style-name="ce2" office:value-type="float" office:value="0.8">
            <text:p>0,8</text:p>
          </table:table-cell>
          <table:table-cell table:style-name="ce2" office:value-type="float" office:value="0.719972664738">
            <text:p>0,7199726647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0.2">
            <text:p>0,2</text:p>
          </table:table-cell>
          <table:table-cell table:style-name="ce2" office:value-type="float" office:value="0.73563889487">
            <text:p>0,7356388949</text:p>
          </table:table-cell>
          <table:table-cell/>
          <table:table-cell table:style-name="Default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0.708554472688">
            <text:p>0,7085544727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1">
            <text:p>1</text:p>
          </table:table-cell>
          <table:table-cell table:style-name="ce2" office:value-type="float" office:value="0.705047176363">
            <text:p>0,7050471764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0.3">
            <text:p>0,3</text:p>
          </table:table-cell>
          <table:table-cell table:style-name="ce2" office:value-type="float" office:value="0.723513267509">
            <text:p>0,7235132675</text:p>
          </table:table-cell>
          <table:table-cell/>
          <table:table-cell table:style-name="Default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0.700536622446">
            <text:p>0,7005366224</text:p>
          </table:table-cell>
          <table:table-cell/>
          <table:table-cell table:style-name="Default" table:number-columns-repeated="2"/>
          <table:table-cell/>
          <table:table-cell table:style-name="ce4" office:value-type="float" office:value="1.2">
            <text:p>1,2</text:p>
          </table:table-cell>
          <table:table-cell table:style-name="ce2" office:value-type="float" office:value="0.731542670847">
            <text:p>0,7315426708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0.4">
            <text:p>0,4</text:p>
          </table:table-cell>
          <table:table-cell table:style-name="ce2" office:value-type="float" office:value="0.742770636496">
            <text:p>0,7427706365</text:p>
          </table:table-cell>
          <table:table-cell/>
          <table:table-cell table:style-name="Default"/>
          <table:table-cell table:style-name="Default">
            <draw:frame table:end-cell-address="Ark1.K21" table:end-x="0.345cm" table:end-y="0.432cm" draw:z-index="1" draw:style-name="gr1" draw:text-style-name="P1" svg:width="11.095cm" svg:height="5.412cm" svg:x="0.541cm" svg:y="0.439cm">
              <draw:object draw:notify-on-update-of-ranges="Ark1.G3:Ark1.G7 Ark1.H3:Ark1.H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722457797652">
            <text:p>0,7224577977</text:p>
          </table:table-cell>
          <table:table-cell/>
          <table:table-cell table:style-name="Default"/>
          <table:table-cell table:style-name="Default">
            <draw:frame table:end-cell-address="Ark1.P21" table:end-x="1.966cm" table:end-y="0.383cm" draw:z-index="2" draw:style-name="gr1" draw:text-style-name="P1" svg:width="11.178cm" svg:height="5.58cm" svg:x="2.078cm" svg:y="0.222cm">
              <draw:object draw:notify-on-update-of-ranges="Ark1.M3:Ark1.M7 Ark1.N3:Ark1.N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office:value-type="float" office:value="1.4">
            <text:p>1,4</text:p>
          </table:table-cell>
          <table:table-cell table:style-name="ce2" office:value-type="float" office:value="0.748959580893">
            <text:p>0,7489595809</text:p>
          </table:table-cell>
          <table:table-cell table:number-columns-repeated="1010"/>
        </table:table-row>
        <table:table-row table:style-name="ro1">
          <table:table-cell>
            <draw:frame table:end-cell-address="Ark1.E20" table:end-x="0.714cm" table:end-y="0.423cm" draw:z-index="0" draw:style-name="gr2" draw:text-style-name="P1" svg:width="8.371cm" svg:height="4.649cm" svg:x="1.375cm" svg:y="0.29cm">
              <draw:object draw:notify-on-update-of-ranges="Ark1.B3:Ark1.B7 Ark1.C3:Ark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Relevance</svg:titl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>
            <text:p>BASELINE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erplexity</text:p>
          </table:table-cell>
          <table:table-cell office:value-type="string">
            <text:p>extrema</text:p>
          </table:table-cell>
          <table:table-cell office:value-type="string">
            <text:p>training iteration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0.65">
            <text:p>1640,65</text:p>
          </table:table-cell>
          <table:table-cell office:value-type="float" office:value="0.84">
            <text:p>0,84</text:p>
          </table:table-cell>
          <table:table-cell office:value-type="float" office:value="10500">
            <text:p>105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7.45">
            <text:p>2737,45</text:p>
          </table:table-cell>
          <table:table-cell office:value-type="float" office:value="0.792">
            <text:p>0,792</text:p>
          </table:table-cell>
          <table:table-cell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689,46´7</text:p>
          </table:table-cell>
          <table:table-cell office:value-type="float" office:value="0.793">
            <text:p>0,793</text:p>
          </table:table-cell>
          <table:table-cell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.14">
            <text:p>201,14</text:p>
          </table:table-cell>
          <table:table-cell office:value-type="float" office:value="0.799">
            <text:p>0,799</text:p>
          </table:table-cell>
          <table:table-cell office:value-type="float" office:value="2600">
            <text:p>2600</text:p>
          </table:table-cell>
          <table:table-cell table:number-columns-repeated="1020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9-06-2017</text:date>, <text:time>13:48:1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uus Jensen</meta:initial-creator>
    <meta:creation-date>2017-06-09T12:44:00.29</meta:creation-date>
    <dc:date>2017-06-09T13:48:15.04</dc:date>
    <dc:creator>Simon Buus Jensen</dc:creator>
    <meta:editing-duration>PT16M1S</meta:editing-duration>
    <meta:editing-cycles>3</meta:editing-cycles>
    <meta:generator>OpenOffice/4.1.3$Win32 OpenOffice.org_project/413m1$Build-9783</meta:generator>
    <meta:document-statistic meta:table-count="3" meta:cell-count="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65" chart:maximum="0.8" chart:interval-major="0.05" chart:reverse-direction="tru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72cm" svg:height="4.65cm" xlink:href=".." xlink:type="simple" chart:class="chart:line" chart:style-name="ch1">
        <chart:plot-area chart:style-name="ch2" table:cell-range-address="Ark1.B3:Ark1.C7" chart:data-source-has-labels="column" svg:x="0.032cm" svg:y="0.031cm" svg:width="8.01cm" svg:height="4.126cm">
          <chartooo:coordinate-region svg:x="0.944cm" svg:y="0.706cm" svg:width="6.859cm" svg:height="3.24cm"/>
          <chart:axis chart:dimension="x" chart:name="primary-x" chart:style-name="ch3" chartooo:axis-type="auto">
            <chartooo:date-scale/>
            <chart:title svg:x="3.279cm" svg:y="4.063cm" chart:style-name="ch4">
              <text:p>relevance</text:p>
            </chart:title>
            <chart:categories table:cell-range-address="Ark1.B3:Ark1.B7"/>
          </chart:axis>
          <chart:axis chart:dimension="y" chart:name="primary-y" chart:style-name="ch5">
            <chart:title svg:x="0.001cm" svg:y="3.051cm" chart:style-name="ch6">
              <text:p>vec. extrema</text:p>
            </chart:title>
            <chart:grid chart:style-name="ch7" chart:class="major"/>
          </chart:axis>
          <chart:series chart:style-name="ch8" chart:values-cell-range-address="Ark1.C3:Ark1.C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rk1.B3:Ark1.B7</svg:desc>
                </draw:g>
              </table:table-cell>
              <table:table-cell office:value-type="float" office:value="NaN">
                <text:p>NaN</text:p>
                <draw:g>
                  <svg:desc>Ark1.C3:Ark1.C7</svg:desc>
                </draw:g>
              </table:table-cell>
            </table:table-row>
            <table:table-row>
              <table:table-cell office:value-type="string">
                <text:p>relevanc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43428196386">
                <text:p>0.74342819638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32739063275">
                <text:p>0.7327390632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3563889487">
                <text:p>0.73563889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65" chart:maximum="0.8" chart:interval-major="0.05" chart:reverse-direction="tru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96cm" svg:height="5.413cm" xlink:href=".." xlink:type="simple" chart:class="chart:line" chart:style-name="ch1">
        <chart:plot-area chart:style-name="ch2" table:cell-range-address="Ark1.G3:Ark1.H7" chart:data-source-has-labels="column" svg:x="0.673cm" svg:y="0.775cm" svg:width="9.878cm" svg:height="3.905cm">
          <chartooo:coordinate-region svg:x="1.585cm" svg:y="0.987cm" svg:width="8.966cm" svg:height="3.481cm"/>
          <chart:axis chart:dimension="x" chart:name="primary-x" chart:style-name="ch3" chartooo:axis-type="auto">
            <chartooo:date-scale/>
            <chart:title svg:x="4.708cm" svg:y="4.789cm" chart:style-name="ch4">
              <text:p>beam width</text:p>
            </chart:title>
            <chart:categories table:cell-range-address="Ark1.G3:Ark1.G7"/>
          </chart:axis>
          <chart:axis chart:dimension="y" chart:name="primary-y" chart:style-name="ch5">
            <chart:title svg:x="0.001cm" svg:y="3.684cm" chart:style-name="ch6">
              <text:p>vec. extrema</text:p>
            </chart:title>
            <chart:grid chart:style-name="ch7" chart:class="major"/>
          </chart:axis>
          <chart:series chart:style-name="ch8" chart:values-cell-range-address="Ark1.H3:Ark1.H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H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rk1.G3:Ark1.G7</svg:desc>
                </draw:g>
              </table:table-cell>
              <table:table-cell office:value-type="float" office:value="NaN">
                <text:p>NaN</text:p>
                <draw:g>
                  <svg:desc>Ark1.H3:Ark1.H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65" chart:maximum="0.8" chart:interval-major="0.05" chart:reverse-direction="tru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79cm" svg:height="5.581cm" xlink:href=".." xlink:type="simple" chart:class="chart:line" chart:style-name="ch1">
        <chart:plot-area chart:style-name="ch2" table:cell-range-address="Ark1.M3:Ark1.N7" chart:data-source-has-labels="column" svg:x="0.533cm" svg:y="0.788cm" svg:width="9.955cm" svg:height="3.971cm">
          <chartooo:coordinate-region svg:x="1.445cm" svg:y="1cm" svg:width="9.043cm" svg:height="3.547cm"/>
          <chart:axis chart:dimension="x" chart:name="primary-x" chart:style-name="ch3" chartooo:axis-type="auto">
            <chartooo:date-scale/>
            <chart:title svg:x="4.566cm" svg:y="4.871cm" chart:style-name="ch4">
              <text:p>temperature</text:p>
            </chart:title>
            <chart:categories table:cell-range-address="Ark1.M3:Ark1.M7"/>
          </chart:axis>
          <chart:axis chart:dimension="y" chart:name="primary-y" chart:style-name="ch5">
            <chart:title svg:x="0.001cm" svg:y="3.73cm" chart:style-name="ch6">
              <text:p>vec. extrema</text:p>
            </chart:title>
            <chart:grid chart:style-name="ch7" chart:class="major"/>
          </chart:axis>
          <chart:series chart:style-name="ch8" chart:values-cell-range-address="Ark1.N3:Ark1.N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rk1.M3:Ark1.M7</svg:desc>
                </draw:g>
              </table:table-cell>
              <table:table-cell office:value-type="float" office:value="NaN">
                <text:p>NaN</text:p>
                <draw:g>
                  <svg:desc>Ark1.N3:Ark1.N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